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Quiconque essaiera de trouver un sens à ce récit sera poursuivi ; quiconque essaiera d'y trouver une morale sera banni ; quiconque essaiera d'y trouver une intrigue sera fusillé". Voilà l'avertissement que l'auteur adresse au lecteur des "Aventures de Huckleberry Finn" (1884). Et pourtant, lorsque Huck, l'ami de Tom Sawyer, descend le Mississippi en compagnie de Jim, un esclave en fuite, il est tiraillé par des injonctions morales contradictoires. Doit-il dénoncer Jim? ou au contraire lui apporter son aide? Tandis que les péripéties s'enchaînent le long du fleuve, le jeune garçon découvre la nature humaine dans toute sa noirceur. A travers ce roman, considéré outre-Atlantique comme fondateur de la littérature américaine, Twain dénonce férocement les cruautés de son temps, face auxquelles il dépeint l'éveil d'une conscienc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1T11:05:15.664000000</dc:date>
    <meta:editing-duration>PT3S</meta:editing-duration>
    <meta:editing-cycles>1</meta:editing-cycles>
    <meta:document-statistic meta:table-count="0" meta:image-count="0" meta:object-count="0" meta:page-count="1" meta:paragraph-count="1" meta:word-count="126" meta:character-count="836" meta:non-whitespace-character-count="710"/>
    <meta:generator>LibreOffice/7.3.7.2$Windows_X86_64 LibreOffice_project/e114eadc50a9ff8d8c8a0567d6da8f454beeb84f</meta:generator>
  </office:meta>
</office:document-meta>
</file>